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language="da" fo:country="DK" officeooo:rsid="0015ad32" officeooo:paragraph-rsid="0015ad32" style:font-size-asian="10.5pt"/>
    </style:style>
    <style:style style:name="P2" style:family="paragraph" style:parent-style-name="Standard">
      <style:text-properties fo:language="da" fo:country="DK" officeooo:rsid="0016ee00" officeooo:paragraph-rsid="0016ee00" style:font-size-asian="10.5pt"/>
    </style:style>
    <style:style style:name="P3" style:family="paragraph" style:parent-style-name="Standard">
      <style:text-properties fo:language="da" fo:country="DK" officeooo:rsid="00177981" officeooo:paragraph-rsid="00177981" style:font-size-asian="10.5pt"/>
    </style:style>
    <style:style style:name="P4" style:family="paragraph" style:parent-style-name="Standard">
      <style:text-properties fo:language="da" fo:country="DK" officeooo:rsid="00180bc4" officeooo:paragraph-rsid="00193062" style:font-size-asian="10.5pt"/>
    </style:style>
    <style:style style:name="P5" style:family="paragraph" style:parent-style-name="Standard">
      <style:text-properties fo:language="da" fo:country="DK" officeooo:rsid="0019ef72" officeooo:paragraph-rsid="0019ef72" style:font-size-asian="10.5pt"/>
    </style:style>
    <style:style style:name="P6" style:family="paragraph" style:parent-style-name="Standard">
      <style:text-properties fo:language="da" fo:country="DK" officeooo:rsid="001b879b" officeooo:paragraph-rsid="001ec8ef" style:font-size-asian="10.5pt"/>
    </style:style>
    <style:style style:name="P7" style:family="paragraph" style:parent-style-name="Standard">
      <style:text-properties fo:language="da" fo:country="DK" officeooo:rsid="001ec8ef" officeooo:paragraph-rsid="001ec8ef" style:font-size-asian="10.5pt"/>
    </style:style>
    <style:style style:name="P8" style:family="paragraph" style:parent-style-name="Standard">
      <style:text-properties fo:language="da" fo:country="DK" officeooo:rsid="00201ffb" officeooo:paragraph-rsid="00201ffb" style:font-size-asian="10.5pt"/>
    </style:style>
    <style:style style:name="P9" style:family="paragraph" style:parent-style-name="Standard">
      <style:text-properties fo:language="da" fo:country="DK" officeooo:rsid="0020ddce" officeooo:paragraph-rsid="0020ddce" style:font-size-asian="10.5pt"/>
    </style:style>
    <style:style style:name="P10" style:family="paragraph" style:parent-style-name="Standard">
      <style:text-properties fo:language="da" fo:country="DK" officeooo:rsid="00251ac9" officeooo:paragraph-rsid="00251ac9" style:font-size-asian="10.5pt"/>
    </style:style>
    <style:style style:name="P11" style:family="paragraph" style:parent-style-name="Standard">
      <style:text-properties fo:language="da" fo:country="DK" officeooo:rsid="00272a93" officeooo:paragraph-rsid="00272a93" style:font-size-asian="10.5pt"/>
    </style:style>
    <style:style style:name="P12" style:family="paragraph" style:parent-style-name="Standard">
      <style:text-properties fo:language="da" fo:country="DK" officeooo:rsid="00290ed7" officeooo:paragraph-rsid="00290ed7" style:font-size-asian="10.5pt"/>
    </style:style>
    <style:style style:name="P13" style:family="paragraph" style:parent-style-name="Standard">
      <style:text-properties fo:language="da" fo:country="DK" officeooo:rsid="002b0579" officeooo:paragraph-rsid="002b0579" style:font-size-asian="10.5pt"/>
    </style:style>
    <style:style style:name="P14" style:family="paragraph" style:parent-style-name="Standard">
      <style:text-properties fo:language="da" fo:country="DK" officeooo:rsid="002c6e50" officeooo:paragraph-rsid="002c6e50" style:font-size-asian="10.5pt"/>
    </style:style>
    <style:style style:name="P15" style:family="paragraph" style:parent-style-name="Standard">
      <style:text-properties fo:language="da" fo:country="DK" officeooo:rsid="001ec8ef" officeooo:paragraph-rsid="001ec8ef" style:font-size-asian="10.5pt"/>
    </style:style>
    <style:style style:name="P16" style:family="paragraph" style:parent-style-name="Standard">
      <style:text-properties fo:language="da" fo:country="DK" officeooo:rsid="002c6e50" officeooo:paragraph-rsid="002c6e50" style:font-size-asian="10.5pt"/>
    </style:style>
    <style:style style:name="P17" style:family="paragraph" style:parent-style-name="Standard">
      <style:text-properties fo:language="da" fo:country="DK" fo:font-style="italic" officeooo:rsid="0030fe23" officeooo:paragraph-rsid="0030fe23" style:font-size-asian="10.5pt" style:font-style-asian="italic" style:font-style-complex="italic"/>
    </style:style>
    <style:style style:name="P18" style:family="paragraph" style:parent-style-name="Standard">
      <style:text-properties fo:font-size="16pt" fo:language="da" fo:country="DK" style:text-underline-style="solid" style:text-underline-width="auto" style:text-underline-color="font-color" fo:font-weight="bold" officeooo:rsid="0032387c" officeooo:paragraph-rsid="0032387c" style:font-size-asian="14pt" style:font-weight-asian="bold" style:font-size-complex="16pt" style:font-weight-complex="bold"/>
    </style:style>
    <style:style style:name="T1" style:family="text">
      <style:text-properties officeooo:rsid="0016ee00"/>
    </style:style>
    <style:style style:name="T2" style:family="text">
      <style:text-properties officeooo:rsid="00177981"/>
    </style:style>
    <style:style style:name="T3" style:family="text">
      <style:text-properties officeooo:rsid="0019e732"/>
    </style:style>
    <style:style style:name="T4" style:family="text">
      <style:text-properties officeooo:rsid="001aa1ef"/>
    </style:style>
    <style:style style:name="T5" style:family="text">
      <style:text-properties officeooo:rsid="001ba2bc"/>
    </style:style>
    <style:style style:name="T6" style:family="text">
      <style:text-properties officeooo:rsid="001ec8ef"/>
    </style:style>
    <style:style style:name="T7" style:family="text">
      <style:text-properties officeooo:rsid="00201ffb"/>
    </style:style>
    <style:style style:name="T8" style:family="text">
      <style:text-properties officeooo:rsid="0021ca52"/>
    </style:style>
    <style:style style:name="T9" style:family="text">
      <style:text-properties officeooo:rsid="002690ec"/>
    </style:style>
    <style:style style:name="T10" style:family="text">
      <style:text-properties officeooo:rsid="00292159"/>
    </style:style>
    <style:style style:name="T11" style:family="text">
      <style:text-properties officeooo:rsid="002b0579"/>
    </style:style>
    <style:style style:name="T12" style:family="text">
      <style:text-properties officeooo:rsid="002b9133"/>
    </style:style>
    <style:style style:name="T13" style:family="text">
      <style:text-properties officeooo:rsid="002d4688"/>
    </style:style>
    <style:style style:name="T14" style:family="text">
      <style:text-properties officeooo:rsid="002f276b"/>
    </style:style>
    <style:style style:name="T15" style:family="text">
      <style:text-properties officeooo:rsid="003142d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Speedcycle Program</text:p>
      <text:p text:style-name="P1">I dette program benyttes der subroutiner til det hele. Det er sat op så der er et “main loop” som kalder hver funktion. </text:p>
      <text:p text:style-name="P1"/>
      <text:p text:style-name="P1">Det første der gøres er at sætte “stacken” op så der kan bruges subroutiner. Derefter sættes variabler. En af variablerne sættes <text:span text:style-name="T1">i</text:span> “.db” directivet med alle vores værdier for segmenterne. <text:span text:style-name="T1">Denne liste af segmenter bliver gemt i program hukommelsen og det er derfor vigtigt at den gemmes langt nok ”væk” til at selve program koden ikke overskrider den og derfor ødelægger funktionen. </text:span></text:p>
      <text:p text:style-name="P2">Hvis man ville være sikker kunne man også gemme det i <text:span text:style-name="T2">SRAM</text:span> eller <text:span text:style-name="T2">EEPROM</text:span>. <text:span text:style-name="T2">Dette ville dog tage flere cycles da det både skulle gemmes og hentes. </text:span></text:p>
      <text:p text:style-name="P2"/>
      <text:p text:style-name="P3">Den første linje hopper til ”Main loop” for at undgå at ”<text:span text:style-name="T13">RESET”</text:span> køres til at starte med.</text:p>
      <text:p text:style-name="P3"/>
      <text:p text:style-name="P3">Den første subroutine <text:span text:style-name="T13">i</text:span> ”main loop” er ”READSWITH”. Denne function indlæser switch værdierne og sørger for at den ikke debouncer vha. et lille delay. <text:s/></text:p>
      <text:p text:style-name="P4">Til sidst hvis værdien er gyldig og ikke debounced så ”flippe<text:span text:style-name="T14">s</text:span>” værdien og gemme<text:span text:style-name="T14">s</text:span> <text:span text:style-name="T14">i</text:span> <text:span text:style-name="T14">r</text:span>egister R17. Den ”flipper” værdien da switchene er aktiv lave og for at kunne bruge switch værdien til korrekt at styre hastigheden. </text:p>
      <text:p text:style-name="P4"/>
      <text:p text:style-name="P4"><text:span text:style-name="T3">Den retunerer så til ”Main loop”. ”Main loop” tester derefter om switch er forskellige fra 0. Da hvis de er 0 så skal den branche og starte forefra. (Displayet skal blive på samme segment og ikke køre rundt)</text:span></text:p>
      <text:p text:style-name="P4"/>
      <text:p text:style-name="P5">Hvis switches ikke er 0 køres subroutine ”DELAYLOOP” <text:span text:style-name="T4">som kører delayet.</text:span></text:p>
      <text:p text:style-name="P6">Delayet vi<text:span text:style-name="T14">r</text:span>ker ved at der er et ”1ms” delay som består af 2 loops. Uden om dette loop er der endnu et loop. Det yderste loop: ”DELAYLOOP” flytter switch værdien ind <text:span text:style-name="T14">i</text:span> et nyt register og kører så ”1ms” delayet. Når ”1ms” delayet er færdig så tæller den switchværdien ned en gang og derefter gentages ”1ms” delayet indtil <text:span text:style-name="T5">switchværdien er 0, hvor den retunerer til ”main loop”. </text:span></text:p>
      <text:p text:style-name="P6"/>
      <text:p text:style-name="P7">Delayet er udregnet således:</text:p>
      <text:p text:style-name="P7">(1+(4*250)+3)*(Switchværdi) = Clock cycles.</text:p>
      <text:p text:style-name="P6"/>
      <text:p text:style-name="P7">Ved blot 1 ms:</text:p>
      <text:p text:style-name="P6"><text:s/><text:span text:style-name="T6">(1+(4*250)+2)*1 = 1003 Clock cycles ~ 1ms.</text:span></text:p>
      <text:p text:style-name="P6"/>
      <text:p text:style-name="P7">Ved 255 ms:</text:p>
      <text:p text:style-name="P7">(1+(4*250)+3)*255 = <text:s/>256 020 Clock cycles ~ 256ms.</text:p>
      <text:p text:style-name="P6"/>
      <text:p text:style-name="P6">”<text:span text:style-name="T7">Main loop” er nu nået til at selve display segmentet skal skiftes. Derfor kalder den nu subroutinen: ”CYCLEDISPLAY”. </text:span></text:p>
      <text:p text:style-name="P6"/>
      <text:p text:style-name="P8">Denne subroutine virker ved først at loade vores ”segment” variable som indeholder alle segmenterne. Da den måde den gemmer dem på er to 8-bit per word, så startes der med at indlæse den lave og høje værdi af variablen til ”ZH” og ”ZL”.</text:p>
      <text:p text:style-name="P9"/>
      <text:p text:style-name="P9">Vi har også variablen ”COUNT” som blev sat til <text:span text:style-name="T11">0</text:span> under setup. <text:span text:style-name="T8"><text:s/></text:span></text:p>
      <text:p text:style-name="P9"/>
      <text:p text:style-name="P10">Det næste der sker er at ”COUNT” adderes til til ”ZL”. Der benyttes ”ZL” da vi skal bruge den værdi der viser segment a, som er den første <text:span text:style-name="T9">segment. (Det segment som sættes til at være tændt i setup)</text:span></text:p>
      <text:p text:style-name="P10"><text:soft-page-break/></text:p>
      <text:p text:style-name="P11">Der skrives så lige 0 ind <text:span text:style-name="T14">i</text:span> registeret: ”Temp1” for at behandle hvis der kommer carry. Næste kode tilføjer så carry til ”Temp1”. </text:p>
      <text:p text:style-name="P11"/>
      <text:p text:style-name="P12">Herefter skrives den værdi ”Z” peger på ind <text:span text:style-name="T14">i</text:span> ”Display” registeret. <text:span text:style-name="T10">Hvorefter det skrives til porten.</text:span></text:p>
      <text:p text:style-name="P12"/>
      <text:p text:style-name="P13">Til sidst <text:span text:style-name="T12">så skrives der ”5” ind i ”Temp1” registeret for at tjekke om ”COUNT” er lig ”5”. Hvis den er lig ”5” så branches til ”RESET” som nulstiller ”COUNT” og kører så til ”Main Loop”. Den tæller til 5 da der er 5 forskellige segmenter som skal lyser efter tur. Så når den har nået nummer 5 skal den starte forefra. (Dybeset bare et for-loop)</text:span></text:p>
      <text:p text:style-name="P13"/>
      <text:p text:style-name="P14">Er den ikke lig ”5” så inkrementeres ”COUNT” og der retuneres til ”Main Loop”.</text:p>
      <text:p text:style-name="P14"/>
      <text:p text:style-name="P14">Ideen <text:span text:style-name="T14">i</text:span> dette er at hver gang ”COUNT” bliver 1 højrer så når den ligges til ”ZL” så peger ”Z” på den næste <text:span text:style-name="T14">i</text:span> rækken af data gemt <text:span text:style-name="T14">i</text:span> ”Z”. Derved så skiftes der hele tiden segment som der skal.</text:p>
      <text:p text:style-name="P14"/>
      <text:p text:style-name="P14">Til sidst <text:span text:style-name="T14">i</text:span> ”Main Loop” så jumper den tilbage til ”Main loop” og processen starter forefra. </text:p>
      <text:p text:style-name="P14"/>
      <text:p text:style-name="P14"/>
      <text:p text:style-name="P17">Frederik Mazur Andersen</text:p>
      <text:p text:style-name="P17">Robtek <text:span text:style-name="T15">2. semester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6T11:08:13.967294988</meta:creation-date>
    <dc:date>2015-03-26T17:38:06.395425968</dc:date>
    <meta:editing-duration>PT48M42S</meta:editing-duration>
    <meta:editing-cycles>32</meta:editing-cycles>
    <meta:generator>LibreOffice/4.2.7.2$Linux_X86_64 LibreOffice_project/420m0$Build-2</meta:generator>
    <meta:document-statistic meta:table-count="0" meta:image-count="0" meta:object-count="0" meta:page-count="2" meta:paragraph-count="28" meta:word-count="631" meta:character-count="3554" meta:non-whitespace-character-count="2937"/>
  </office:meta>
</office:document-meta>
</file>